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2447f3f000" style:family="table" style:master-page-name="ta-mp-0x7f2447f3f000">
      <style:table-properties table:display="true" style:writing-mode="lr-tb"/>
    </style:style>
    <style:style style:name="ta-0x7f2447f3f1f0" style:family="table" style:master-page-name="ta-mp-0x7f2447f3f1f0">
      <style:table-properties table:display="true" style:writing-mode="lr-tb"/>
    </style:style>
    <style:style style:name="ta-0x7f2447f3f3e0" style:family="table" style:master-page-name="ta-mp-0x7f2447f3f3e0">
      <style:table-properties table:display="true" style:writing-mode="lr-tb"/>
    </style:style>
    <style:style style:name="ta-0x7f2447f3f5d0" style:family="table" style:master-page-name="ta-mp-0x7f2447f3f5d0">
      <style:table-properties table:display="true" style:writing-mode="lr-tb"/>
    </style:style>
    <style:style style:name="ta-0x7f2447f3f7c0" style:family="table" style:master-page-name="ta-mp-0x7f2447f3f7c0">
      <style:table-properties table:display="true" style:writing-mode="lr-tb"/>
    </style:style>
    <style:style style:name="ta-0x7f2447f3f9b0" style:family="table" style:master-page-name="ta-mp-0x7f2447f3f9b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2447f70ea0" style:family="table-cell" style:data-style-name="General">
      <style:table-cell-properties fo:background-color="#c0c0c0" fo:border-top="0.106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2447f70fc8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2447f710f0" style:family="table-cell" style:data-style-name="General">
      <style:table-cell-properties fo:background-color="transparent" fo:border-top="0.035cm solid #000000" fo:border-bottom="0.106cm solid #000000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447f4892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447f70b28" style:family="table-cell" style:data-style-name="General">
      <style:table-cell-properties fo:background-color="#99ccff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447f6faf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447f48a5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447f716b8" style:family="table-cell" style:data-style-name="General">
      <style:table-cell-properties fo:background-color="#99ccff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447f6fd48" style:family="table-cell" style:data-style-name="General">
      <style:table-cell-properties fo:background-color="#99ccff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447f6fe7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447f49708" style:family="table-cell" style:data-style-name="General">
      <style:table-cell-properties fo:background-color="#99ccff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6a3e3e" fo:font-family="Consolas"/>
    </style:style>
    <style:style style:name="ACE-0x7f2447f6fc20" style:family="table-cell" style:data-style-name="General">
      <style:table-cell-properties fo:background-color="#ffff00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447f70438" style:family="table-cell" style:data-style-name="General">
      <style:table-cell-properties fo:background-color="#ffff00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447f717e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447f701e8" style:family="table-cell" style:data-style-name="General">
      <style:table-cell-properties fo:background-color="#ffff00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2447f495e0" style:family="table-cell" style:data-style-name="General">
      <style:table-cell-properties fo:background-color="transparent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447f6f53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447f4b3f0" style:family="table-cell" style:data-style-name="General">
      <style:table-cell-properties fo:background-color="transparent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447f4c420" style:family="table-cell" style:data-style-name="General">
      <style:table-cell-properties fo:background-color="transparent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447f4a3c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447f4c1d0" style:family="table-cell" style:data-style-name="General">
      <style:table-cell-properties fo:background-color="#99ccff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447f49cd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447f48b7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447f72498" style:family="table-cell" style:data-style-name="General">
      <style:table-cell-properties fo:background-color="#99ccff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447f4abd8" style:family="table-cell" style:data-style-name="General">
      <style:table-cell-properties fo:background-color="#99ccff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447f4bf8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447f4af50" style:family="table-cell" style:data-style-name="General">
      <style:table-cell-properties fo:background-color="#99ccff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6a3e3e" fo:font-family="Consolas"/>
    </style:style>
    <style:style style:name="ACE-0x7f2447f49958" style:family="table-cell" style:data-style-name="General">
      <style:table-cell-properties fo:background-color="#ffff00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447f4b078" style:family="table-cell" style:data-style-name="General">
      <style:table-cell-properties fo:background-color="#ffff00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447f725c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447f4a170" style:family="table-cell" style:data-style-name="General">
      <style:table-cell-properties fo:background-color="#ffff00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2447f4b9b8" style:family="table-cell" style:data-style-name="General">
      <style:table-cell-properties fo:background-color="transparent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447f4c54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447f4c2f8" style:family="table-cell" style:data-style-name="General">
      <style:table-cell-properties fo:background-color="transparent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447f4b640" style:family="table-cell" style:data-style-name="General">
      <style:table-cell-properties fo:background-color="transparent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447f4be58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447f71da8" style:family="table-cell" style:data-style-name="General">
      <style:table-cell-properties fo:background-color="#99ccff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447f9623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447f48ca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447f93078" style:family="table-cell" style:data-style-name="General">
      <style:table-cell-properties fo:background-color="#99ccff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447f71c80" style:family="table-cell" style:data-style-name="General">
      <style:table-cell-properties fo:background-color="#99ccff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447f4a4e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447f71590" style:family="table-cell" style:data-style-name="General">
      <style:table-cell-properties fo:background-color="#99ccff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6a3e3e" fo:font-family="Consolas"/>
    </style:style>
    <style:style style:name="ACE-0x7f2447f4ad00" style:family="table-cell" style:data-style-name="General">
      <style:table-cell-properties fo:background-color="#ffff00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447f95eb8" style:family="table-cell" style:data-style-name="General">
      <style:table-cell-properties fo:background-color="#ffff00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447f931a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447f95a18" style:family="table-cell" style:data-style-name="General">
      <style:table-cell-properties fo:background-color="#ffff00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2447f71b58" style:family="table-cell" style:data-style-name="General">
      <style:table-cell-properties fo:background-color="transparent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447f9692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447f71468" style:family="table-cell" style:data-style-name="General">
      <style:table-cell-properties fo:background-color="transparent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447f71a30" style:family="table-cell" style:data-style-name="General">
      <style:table-cell-properties fo:background-color="transparent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447f965a8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447f494b8" style:family="table-cell" style:data-style-name="General">
      <style:table-cell-properties fo:background-color="#99ccff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447f7056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447f48dc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447f93e58" style:family="table-cell" style:data-style-name="General">
      <style:table-cell-properties fo:background-color="#99ccff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447f966d0" style:family="table-cell" style:data-style-name="General">
      <style:table-cell-properties fo:background-color="#99ccff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447f9635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447f6f658" style:family="table-cell" style:data-style-name="General">
      <style:table-cell-properties fo:background-color="#99ccff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6a3e3e" fo:font-family="Consolas"/>
    </style:style>
    <style:style style:name="ACE-0x7f2447f96108" style:family="table-cell" style:data-style-name="General">
      <style:table-cell-properties fo:background-color="#ffff00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447f6f780" style:family="table-cell" style:data-style-name="General">
      <style:table-cell-properties fo:background-color="#ffff00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447f93f8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447f70688" style:family="table-cell" style:data-style-name="General">
      <style:table-cell-properties fo:background-color="#ffff00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2447f700c0" style:family="table-cell" style:data-style-name="General">
      <style:table-cell-properties fo:background-color="transparent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447f6f9d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447f70310" style:family="table-cell" style:data-style-name="General">
      <style:table-cell-properties fo:background-color="transparent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447f70d78" style:family="table-cell" style:data-style-name="General">
      <style:table-cell-properties fo:background-color="transparent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447f6f408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447f93768" style:family="table-cell" style:data-style-name="General">
      <style:table-cell-properties fo:background-color="#99ccff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447f7134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447f48ef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447f94c38" style:family="table-cell" style:data-style-name="General">
      <style:table-cell-properties fo:background-color="#99ccff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447f93640" style:family="table-cell" style:data-style-name="General">
      <style:table-cell-properties fo:background-color="#99ccff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447f4aab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447f93518" style:family="table-cell" style:data-style-name="General">
      <style:table-cell-properties fo:background-color="#99ccff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6a3e3e" fo:font-family="Consolas"/>
    </style:style>
    <style:style style:name="ACE-0x7f2447f4c670" style:family="table-cell" style:data-style-name="General">
      <style:table-cell-properties fo:background-color="#ffff00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447f4a048" style:family="table-cell" style:data-style-name="General">
      <style:table-cell-properties fo:background-color="#ffff00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447f94d6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447f4a610" style:family="table-cell" style:data-style-name="General">
      <style:table-cell-properties fo:background-color="#ffff00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2447f933f0" style:family="table-cell" style:data-style-name="General">
      <style:table-cell-properties fo:background-color="transparent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447f4b51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447f932c8" style:family="table-cell" style:data-style-name="General">
      <style:table-cell-properties fo:background-color="transparent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447f4a298" style:family="table-cell" style:data-style-name="General">
      <style:table-cell-properties fo:background-color="transparent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447f72248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108.75pt" style:use-optimal-column-width="false"/>
    </style:style>
    <style:style style:name="ACOL-2" style:family="table-column"/>
    <style:style style:name="ACOL-3" style:family="table-column">
      <style:table-column-properties style:column-width="244.50pt" style:use-optimal-column-width="false"/>
    </style:style>
    <style:style style:name="ACOL-4" style:family="table-column">
      <style:table-column-properties style:column-width="178.70pt" style:use-optimal-column-width="true"/>
    </style:style>
    <style:style style:name="ACOL-5" style:family="table-column">
      <style:table-column-properties style:column-width="175.55pt" style:use-optimal-column-width="true"/>
    </style:style>
    <style:style style:name="ACOL-6" style:family="table-column">
      <style:table-column-properties style:column-width="110.24pt" style:use-optimal-column-width="true"/>
    </style:style>
    <style:style style:name="ACOL-7" style:family="table-column">
      <style:table-column-properties style:column-width="96.75pt" style:use-optimal-column-width="true"/>
    </style:style>
    <style:style style:name="ACOL-8" style:family="table-column">
      <style:table-column-properties style:column-width="102.75pt" style:use-optimal-column-width="true"/>
    </style:style>
    <style:style style:name="ACOL-9" style:family="table-column">
      <style:table-column-properties style:column-width="116.25pt" style:use-optimal-column-width="true"/>
    </style:style>
    <style:style style:name="ACOL-10" style:family="table-column">
      <style:table-column-properties style:column-width="181.50pt" style:use-optimal-column-width="true"/>
    </style:style>
    <style:style style:name="ACOL-11" style:family="table-column">
      <style:table-column-properties style:column-width="190.50pt" style:use-optimal-column-width="true"/>
    </style:style>
    <style:style style:name="ACOL-12" style:family="table-column">
      <style:table-column-properties style:column-width="59.25pt" style:use-optimal-column-width="true"/>
    </style:style>
    <style:style style:name="ACOL-13" style:family="table-column">
      <style:table-column-properties style:column-width="58.50pt" style:use-optimal-column-width="true"/>
    </style:style>
    <style:style style:name="ACOL-14" style:family="table-column">
      <style:table-column-properties style:column-width="48.75pt" style:use-optimal-column-width="true"/>
    </style:style>
    <style:style style:name="ACOL-15" style:family="table-column">
      <style:table-column-properties style:column-width="81.00pt" style:use-optimal-column-width="true"/>
    </style:style>
    <style:style style:name="ACOL-16" style:family="table-column">
      <style:table-column-properties style:column-width="120.75pt" style:use-optimal-column-width="true"/>
    </style:style>
    <style:style style:name="ACOL-17" style:family="table-column">
      <style:table-column-properties style:column-width="151.50pt" style:use-optimal-column-width="true"/>
    </style:style>
    <style:style style:name="ACOL-18" style:family="table-column">
      <style:table-column-properties style:column-width="99.00pt" style:use-optimal-column-width="true"/>
    </style:style>
    <style:style style:name="ACOL-19" style:family="table-column">
      <style:table-column-properties style:column-width="65.25pt" style:use-optimal-column-width="true"/>
    </style:style>
    <style:style style:name="ACOL-20" style:family="table-column">
      <style:table-column-properties style:column-width="84.00pt" style:use-optimal-column-width="true"/>
    </style:style>
    <style:style style:name="ACOL-21" style:family="table-column">
      <style:table-column-properties style:column-width="143.25pt" style:use-optimal-column-width="true"/>
    </style:style>
    <style:style style:name="ACOL-22" style:family="table-column">
      <style:table-column-properties style:column-width="51.75pt" style:use-optimal-column-width="true"/>
    </style:style>
    <style:style style:name="AROW-1" style:family="table-row">
      <style:table-row-properties style:row-height="13.41pt" style:use-optimal-row-height="true"/>
    </style:style>
    <style:style style:name="AROW-2" style:family="table-row">
      <style:table-row-properties style:row-height="13.50pt" style:use-optimal-row-height="true"/>
    </style:style>
    <style:style style:name="AROW-3" style:family="table-row"/>
    <style:style style:name="AROW-4" style:family="table-row">
      <style:table-row-properties style:row-height="14.91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TestCase" table:style-name="ta-0x7f2447f3f000" table:print="false">
        <office:forms form:automatic-focus="false" form:apply-design-mode="false">
          <form:form/>
        </office:forms>
        <table:table-column table:style-name="ACOL-1"/>
        <table:table-column table:style-name="ACOL-0" table:number-columns-repeated="127"/>
        <table:table-row table:style-name="AROW-1">
          <table:table-cell table:style-name="ACE-0x7f2447f70ea0" office:value-type="string">
            <text:p>ActionComponent</text:p>
          </table:table-cell>
          <table:table-cell table:number-columns-repeated="127" table:style-name="Gnumeric-default"/>
        </table:table-row>
        <table:table-row table:style-name="AROW-2">
          <table:table-cell table:style-name="ACE-0x7f2447f70fc8" office:value-type="string">
            <text:p>openApplication</text:p>
          </table:table-cell>
          <table:table-cell table:number-columns-repeated="127" table:style-name="Gnumeric-default"/>
        </table:table-row>
        <table:table-row table:style-name="AROW-2">
          <table:table-cell table:style-name="ACE-0x7f2447f70fc8" office:value-type="string">
            <text:p>continueShopping</text:p>
          </table:table-cell>
          <table:table-cell table:number-columns-repeated="127" table:style-name="Gnumeric-default"/>
        </table:table-row>
        <table:table-row table:style-name="AROW-2">
          <table:table-cell table:style-name="ACE-0x7f2447f710f0" office:value-type="string">
            <text:p>closeApplication</text:p>
          </table:table-cell>
          <table:table-cell table:number-columns-repeated="127" table:style-name="Gnumeric-default"/>
        </table:table-row>
        <table:table-row table:style-name="AROW-2" table:number-rows-repeated="2">
          <table:table-cell table:number-columns-repeated="128"/>
        </table:table-row>
        <table:table-row table:style-name="AROW-0" table:number-rows-repeated="122">
          <table:table-cell table:number-columns-repeated="128"/>
        </table:table-row>
        <table:named-expressions>
          <table:named-expression table:name="Print_Area" table:expression="of:=#REF!" table:base-cell-address="$'TestCase'.$A$1"/>
          <table:named-expression table:name="Sheet_Title" table:expression="of:=&quot;TestCase&quot;" table:base-cell-address="$'TestCase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MQA1_TestData" table:style-name="ta-0x7f2447f3f1f0" table:print="false">
        <office:forms form:automatic-focus="false" form:apply-design-mode="false">
          <form:form/>
        </office:forms>
        <table:table-column table:default-cell-style-name="ACE-0x7f2447f48a50" table:style-name="ACOL-3"/>
        <table:table-column table:default-cell-style-name="ACE-0x7f2447f48a50" table:style-name="ACOL-4"/>
        <table:table-column table:default-cell-style-name="ACE-0x7f2447f48a50" table:style-name="ACOL-5"/>
        <table:table-column table:default-cell-style-name="ACE-0x7f2447f48a50" table:style-name="ACOL-6"/>
        <table:table-column table:default-cell-style-name="ACE-0x7f2447f48a50" table:style-name="ACOL-7"/>
        <table:table-column table:default-cell-style-name="ACE-0x7f2447f48a50" table:style-name="ACOL-8"/>
        <table:table-column table:default-cell-style-name="ACE-0x7f2447f48a50" table:style-name="ACOL-9"/>
        <table:table-column table:default-cell-style-name="ACE-0x7f2447f48a50" table:style-name="ACOL-10"/>
        <table:table-column table:default-cell-style-name="ACE-0x7f2447f48a50" table:style-name="ACOL-8" table:number-columns-repeated="2"/>
        <table:table-column table:default-cell-style-name="ACE-0x7f2447f48a50" table:style-name="ACOL-0" table:number-columns-repeated="4"/>
        <table:table-column table:default-cell-style-name="ACE-0x7f2447f48a50" table:style-name="ACOL-11"/>
        <table:table-column table:default-cell-style-name="ACE-0x7f2447f48a50" table:style-name="ACOL-12"/>
        <table:table-column table:default-cell-style-name="ACE-0x7f2447f48a50" table:style-name="ACOL-13"/>
        <table:table-column table:default-cell-style-name="ACE-0x7f2447f48a50" table:style-name="ACOL-14"/>
        <table:table-column table:default-cell-style-name="ACE-0x7f2447f48a50" table:style-name="ACOL-15"/>
        <table:table-column table:default-cell-style-name="ACE-0x7f2447f48a50" table:style-name="ACOL-16"/>
        <table:table-column table:default-cell-style-name="ACE-0x7f2447f48a50" table:style-name="ACOL-17"/>
        <table:table-column table:default-cell-style-name="ACE-0x7f2447f48a50" table:style-name="ACOL-0" table:number-columns-repeated="3"/>
        <table:table-column table:default-cell-style-name="ACE-0x7f2447f48a50" table:style-name="ACOL-18"/>
        <table:table-column table:default-cell-style-name="ACE-0x7f2447f48a50" table:style-name="ACOL-19"/>
        <table:table-column table:default-cell-style-name="ACE-0x7f2447f48a50" table:style-name="ACOL-20"/>
        <table:table-column table:default-cell-style-name="ACE-0x7f2447f48a50" table:style-name="ACOL-21"/>
        <table:table-column table:default-cell-style-name="ACE-0x7f2447f48a50" table:style-name="ACOL-22"/>
        <table:table-column table:default-cell-style-name="ACE-0x7f2447f48a50" table:style-name="ACOL-0"/>
        <table:table-column table:default-cell-style-name="ACE-0x7f2447f48a50" table:style-name="ACOL-18"/>
        <table:table-column table:default-cell-style-name="ACE-0x7f2447f48a50" table:style-name="ACOL-19"/>
        <table:table-column table:default-cell-style-name="ACE-0x7f2447f48a50" table:style-name="ACOL-20"/>
        <table:table-column table:default-cell-style-name="ACE-0x7f2447f48a50" table:style-name="ACOL-21"/>
        <table:table-column table:default-cell-style-name="ACE-0x7f2447f48a50" table:style-name="ACOL-0" table:number-columns-repeated="94"/>
        <table:table-row table:style-name="AROW-4">
          <table:table-cell table:style-name="ACE-0x7f2447f70b28" office:value-type="string">
            <text:p>Product String</text:p>
          </table:table-cell>
          <table:table-cell table:style-name="ACE-0x7f2447f6fd48" office:value-type="string">
            <text:p>Product Quantity</text:p>
          </table:table-cell>
          <table:table-cell table:style-name="ACE-0x7f2447f49708" office:value-type="string">
            <text:p>Product_Quantity</text:p>
          </table:table-cell>
          <table:table-cell table:style-name="ACE-0x7f2447f6fd48" office:value-type="string">
            <text:p>Product_Rate</text:p>
          </table:table-cell>
          <table:table-cell table:style-name="ACE-0x7f2447f6fd48" office:value-type="string">
            <text:p>MenuProductName</text:p>
          </table:table-cell>
          <table:table-cell table:style-name="ACE-0x7f2447f6fd48" office:value-type="string">
            <text:p>MenuProductName1</text:p>
          </table:table-cell>
          <table:table-cell table:style-name="ACE-0x7f2447f6fd48" office:value-type="string">
            <text:p>MenuProductName2</text:p>
          </table:table-cell>
          <table:table-cell table:style-name="ACE-0x7f2447f6fd48" office:value-type="string">
            <text:p>SelectPendriveName</text:p>
          </table:table-cell>
          <table:table-cell table:style-name="ACE-0x7f2447f6fd48" office:value-type="string">
            <text:p>MenuProductName4</text:p>
          </table:table-cell>
          <table:table-cell table:style-name="ACE-0x7f2447f6fd48" office:value-type="string">
            <text:p>MenuProductName5</text:p>
          </table:table-cell>
          <table:table-cell table:number-columns-repeated="4" table:style-name="ACE-0x7f2447f6fd48"/>
          <table:table-cell table:style-name="ACE-0x7f2447f6fd48" office:value-type="string">
            <text:p>SearchTextName</text:p>
          </table:table-cell>
          <table:table-cell table:style-name="ACE-0x7f2447f6fd48" office:value-type="string">
            <text:p>First_Name</text:p>
          </table:table-cell>
          <table:table-cell table:style-name="ACE-0x7f2447f6fd48" office:value-type="string">
            <text:p>Last_Name</text:p>
          </table:table-cell>
          <table:table-cell table:style-name="ACE-0x7f2447f6fd48" office:value-type="string">
            <text:p>Pin_Code</text:p>
          </table:table-cell>
          <table:table-cell table:style-name="ACE-0x7f2447f6fd48" office:value-type="string">
            <text:p>Mobile_Number</text:p>
          </table:table-cell>
          <table:table-cell table:style-name="ACE-0x7f2447f6fd48" office:value-type="string">
            <text:p>Address</text:p>
          </table:table-cell>
          <table:table-cell table:style-name="ACE-0x7f2447f6fd48" office:value-type="string">
            <text:p>Address_2</text:p>
          </table:table-cell>
          <table:table-cell table:style-name="ACE-0x7f2447f6fd48" office:value-type="string">
            <text:p>City</text:p>
          </table:table-cell>
          <table:table-cell table:style-name="ACE-0x7f2447f6fd48" office:value-type="string">
            <text:p>Select_State</text:p>
          </table:table-cell>
          <table:table-cell table:style-name="ACE-0x7f2447f6fd48"/>
          <table:table-cell table:style-name="ACE-0x7f2447f495e0" office:value-type="string">
            <text:p>user_PhoneNumber</text:p>
          </table:table-cell>
          <table:table-cell table:style-name="ACE-0x7f2447f4b3f0" office:value-type="string">
            <text:p>city/State</text:p>
          </table:table-cell>
          <table:table-cell table:style-name="ACE-0x7f2447f4b3f0" office:value-type="string">
            <text:p>userPinCode</text:p>
          </table:table-cell>
          <table:table-cell table:style-name="ACE-0x7f2447f4b3f0" office:value-type="string">
            <text:p>EmailID</text:p>
          </table:table-cell>
          <table:table-cell table:style-name="ACE-0x7f2447f4c420" office:value-type="string">
            <text:p>Password</text:p>
          </table:table-cell>
          <table:table-cell table:style-name="ACE-0x7f2447f48a50"/>
          <table:table-cell table:style-name="ACE-0x7f2447f717e0"/>
          <table:table-cell table:number-columns-repeated="5" table:style-name="ACE-0x7f2447f48a50"/>
          <table:table-cell table:number-columns-repeated="2" table:style-name="ACE-0x7f2447f716b8"/>
          <table:table-cell table:number-columns-repeated="90" table:style-name="ACE-0x7f2447f48a50"/>
        </table:table-row>
        <table:table-row table:style-name="AROW-2">
          <table:table-cell table:style-name="ACE-0x7f2447f6faf8" office:value-type="string">
            <text:p>Shop By Category##Computers##Laptops Special##DELL Inspiron 5547 Ultrabook Core i7 4th Gen, 8GB Ram, 1TB HDD, 15.6" HD Display</text:p>
          </table:table-cell>
          <table:table-cell table:style-name="ACE-0x7f2447f6fe70" office:value-type="float" office:value="1">
            <text:p>1</text:p>
          </table:table-cell>
          <table:table-cell table:style-name="ACE-0x7f2447f6fc20" office:value-type="float" office:value="3">
            <text:p>3</text:p>
          </table:table-cell>
          <table:table-cell table:style-name="ACE-0x7f2447f70438" office:value-type="float" office:value="312">
            <text:p>312</text:p>
          </table:table-cell>
          <table:table-cell table:style-name="ACE-0x7f2447f70438" office:value-type="string">
            <text:p>Shop By Category</text:p>
          </table:table-cell>
          <table:table-cell table:style-name="ACE-0x7f2447f70438" office:value-type="string">
            <text:p>Computers</text:p>
          </table:table-cell>
          <table:table-cell table:style-name="ACE-0x7f2447f70438" office:value-type="string">
            <text:p>Storage Device Special</text:p>
          </table:table-cell>
          <table:table-cell table:style-name="ACE-0x7f2447f70438" office:value-type="string">
            <text:p>Strontium Pollex 8GB USB Pen Drive</text:p>
          </table:table-cell>
          <table:table-cell table:number-columns-repeated="6" table:style-name="ACE-0x7f2447f70438"/>
          <table:table-cell table:style-name="ACE-0x7f2447f70438" office:value-type="string">
            <text:p>Moserbaer 16GB Swivel USB PenDrive</text:p>
          </table:table-cell>
          <table:table-cell table:style-name="ACE-0x7f2447f70438" office:value-type="string">
            <text:p>Keshav</text:p>
          </table:table-cell>
          <table:table-cell table:style-name="ACE-0x7f2447f701e8" office:value-type="string">
            <text:p>Kashyap</text:p>
          </table:table-cell>
          <table:table-cell table:style-name="ACE-0x7f2447f701e8" office:value-type="float" office:value="110058">
            <text:p>110058</text:p>
          </table:table-cell>
          <table:table-cell table:style-name="ACE-0x7f2447f70438" office:value-type="float" office:value="8860357238">
            <text:p>8860357238</text:p>
          </table:table-cell>
          <table:table-cell table:style-name="ACE-0x7f2447f70438" office:value-type="string">
            <text:p>WB-143 (C), Shakarpur, </text:p>
          </table:table-cell>
          <table:table-cell table:style-name="ACE-0x7f2447f70438" office:value-type="string">
            <text:p>Near Laxmi Nagar , New Delhi</text:p>
          </table:table-cell>
          <table:table-cell table:style-name="ACE-0x7f2447f70438" office:value-type="string">
            <text:p>New Delhi</text:p>
          </table:table-cell>
          <table:table-cell table:style-name="ACE-0x7f2447f70438" office:value-type="string">
            <text:p>Delhi</text:p>
          </table:table-cell>
          <table:table-cell table:style-name="ACE-0x7f2447f70438"/>
          <table:table-cell table:style-name="ACE-0x7f2447f6f530" office:value-type="float" office:value="9650752320">
            <text:p>9650752320</text:p>
          </table:table-cell>
          <table:table-cell table:style-name="ACE-0x7f2447f6fe70" office:value-type="string">
            <text:p>Gurgaon, HR</text:p>
          </table:table-cell>
          <table:table-cell table:style-name="ACE-0x7f2447f6fe70" office:value-type="string">
            <text:p>Pincode: 122001</text:p>
          </table:table-cell>
          <table:table-cell table:style-name="ACE-0x7f2447f6fe70" office:value-type="string">
            <text:p>chandra.manish@gmail.com</text:p>
          </table:table-cell>
          <table:table-cell table:style-name="ACE-0x7f2447f4a3c0" office:value-type="string">
            <text:p>qwer1234</text:p>
          </table:table-cell>
          <table:table-cell table:style-name="ACE-0x7f2447f48a50"/>
          <table:table-cell table:style-name="ACE-0x7f2447f717e0"/>
          <table:table-cell table:number-columns-repeated="97" table:style-name="ACE-0x7f2447f48a50"/>
        </table:table-row>
        <table:table-row table:style-name="AROW-0" table:number-rows-repeated="126">
          <table:table-cell table:number-columns-repeated="128"/>
        </table:table-row>
        <table:named-expressions>
          <table:named-expression table:name="Print_Area" table:expression="of:=#REF!" table:base-cell-address="$'MQA1_TestData'.$A$1"/>
          <table:named-expression table:name="Sheet_Title" table:expression="of:=&quot;MQA1_TestData&quot;" table:base-cell-address="$'MQA1_TestData'.$A$1"/>
        </table:named-expressions>
        <gnm:selections gnm:cursor-col="0" gnm:cursor-row="14">
          <gnm:selection gnm:start-col="0" gnm:start-row="14" gnm:end-col="0" gnm:end-row="14"/>
        </gnm:selections>
      </table:table>
      <table:table table:name="MQA2_TestData" table:style-name="ta-0x7f2447f3f3e0" table:print="false">
        <office:forms form:automatic-focus="false" form:apply-design-mode="false">
          <form:form/>
        </office:forms>
        <table:table-column table:default-cell-style-name="ACE-0x7f2447f48b78" table:style-name="ACOL-3"/>
        <table:table-column table:default-cell-style-name="ACE-0x7f2447f48b78" table:style-name="ACOL-4"/>
        <table:table-column table:default-cell-style-name="ACE-0x7f2447f48b78" table:style-name="ACOL-5"/>
        <table:table-column table:default-cell-style-name="ACE-0x7f2447f48b78" table:style-name="ACOL-6"/>
        <table:table-column table:default-cell-style-name="ACE-0x7f2447f48b78" table:style-name="ACOL-7"/>
        <table:table-column table:default-cell-style-name="ACE-0x7f2447f48b78" table:style-name="ACOL-8"/>
        <table:table-column table:default-cell-style-name="ACE-0x7f2447f48b78" table:style-name="ACOL-9"/>
        <table:table-column table:default-cell-style-name="ACE-0x7f2447f48b78" table:style-name="ACOL-10"/>
        <table:table-column table:default-cell-style-name="ACE-0x7f2447f48b78" table:style-name="ACOL-8" table:number-columns-repeated="2"/>
        <table:table-column table:default-cell-style-name="ACE-0x7f2447f48b78" table:style-name="ACOL-0" table:number-columns-repeated="4"/>
        <table:table-column table:default-cell-style-name="ACE-0x7f2447f48b78" table:style-name="ACOL-11"/>
        <table:table-column table:default-cell-style-name="ACE-0x7f2447f48b78" table:style-name="ACOL-12"/>
        <table:table-column table:default-cell-style-name="ACE-0x7f2447f48b78" table:style-name="ACOL-13"/>
        <table:table-column table:default-cell-style-name="ACE-0x7f2447f48b78" table:style-name="ACOL-14"/>
        <table:table-column table:default-cell-style-name="ACE-0x7f2447f48b78" table:style-name="ACOL-15"/>
        <table:table-column table:default-cell-style-name="ACE-0x7f2447f48b78" table:style-name="ACOL-16"/>
        <table:table-column table:default-cell-style-name="ACE-0x7f2447f48b78" table:style-name="ACOL-17"/>
        <table:table-column table:default-cell-style-name="ACE-0x7f2447f48b78" table:style-name="ACOL-0" table:number-columns-repeated="3"/>
        <table:table-column table:default-cell-style-name="ACE-0x7f2447f48b78" table:style-name="ACOL-18"/>
        <table:table-column table:default-cell-style-name="ACE-0x7f2447f48b78" table:style-name="ACOL-19"/>
        <table:table-column table:default-cell-style-name="ACE-0x7f2447f48b78" table:style-name="ACOL-20"/>
        <table:table-column table:default-cell-style-name="ACE-0x7f2447f48b78" table:style-name="ACOL-21"/>
        <table:table-column table:default-cell-style-name="ACE-0x7f2447f48b78" table:style-name="ACOL-22"/>
        <table:table-column table:default-cell-style-name="ACE-0x7f2447f48b78" table:style-name="ACOL-0"/>
        <table:table-column table:default-cell-style-name="ACE-0x7f2447f48b78" table:style-name="ACOL-18"/>
        <table:table-column table:default-cell-style-name="ACE-0x7f2447f48b78" table:style-name="ACOL-19"/>
        <table:table-column table:default-cell-style-name="ACE-0x7f2447f48b78" table:style-name="ACOL-20"/>
        <table:table-column table:default-cell-style-name="ACE-0x7f2447f48b78" table:style-name="ACOL-21"/>
        <table:table-column table:default-cell-style-name="ACE-0x7f2447f48b78" table:style-name="ACOL-0" table:number-columns-repeated="94"/>
        <table:table-row table:style-name="AROW-4">
          <table:table-cell table:style-name="ACE-0x7f2447f4c1d0" office:value-type="string">
            <text:p>Product String</text:p>
          </table:table-cell>
          <table:table-cell table:style-name="ACE-0x7f2447f4abd8" office:value-type="string">
            <text:p>Product Quantity</text:p>
          </table:table-cell>
          <table:table-cell table:style-name="ACE-0x7f2447f4af50" office:value-type="string">
            <text:p>Product_Quantity</text:p>
          </table:table-cell>
          <table:table-cell table:style-name="ACE-0x7f2447f4abd8" office:value-type="string">
            <text:p>Product_Rate</text:p>
          </table:table-cell>
          <table:table-cell table:style-name="ACE-0x7f2447f4abd8" office:value-type="string">
            <text:p>MenuProductName</text:p>
          </table:table-cell>
          <table:table-cell table:style-name="ACE-0x7f2447f4abd8" office:value-type="string">
            <text:p>MenuProductName1</text:p>
          </table:table-cell>
          <table:table-cell table:style-name="ACE-0x7f2447f4abd8" office:value-type="string">
            <text:p>MenuProductName2</text:p>
          </table:table-cell>
          <table:table-cell table:style-name="ACE-0x7f2447f4abd8" office:value-type="string">
            <text:p>SelectPendriveName</text:p>
          </table:table-cell>
          <table:table-cell table:style-name="ACE-0x7f2447f4abd8" office:value-type="string">
            <text:p>MenuProductName4</text:p>
          </table:table-cell>
          <table:table-cell table:style-name="ACE-0x7f2447f4abd8" office:value-type="string">
            <text:p>MenuProductName5</text:p>
          </table:table-cell>
          <table:table-cell table:number-columns-repeated="4" table:style-name="ACE-0x7f2447f4abd8"/>
          <table:table-cell table:style-name="ACE-0x7f2447f4abd8" office:value-type="string">
            <text:p>SearchTextName</text:p>
          </table:table-cell>
          <table:table-cell table:style-name="ACE-0x7f2447f4abd8" office:value-type="string">
            <text:p>First_Name</text:p>
          </table:table-cell>
          <table:table-cell table:style-name="ACE-0x7f2447f4abd8" office:value-type="string">
            <text:p>Last_Name</text:p>
          </table:table-cell>
          <table:table-cell table:style-name="ACE-0x7f2447f4abd8" office:value-type="string">
            <text:p>Pin_Code</text:p>
          </table:table-cell>
          <table:table-cell table:style-name="ACE-0x7f2447f4abd8" office:value-type="string">
            <text:p>Mobile_Number</text:p>
          </table:table-cell>
          <table:table-cell table:style-name="ACE-0x7f2447f4abd8" office:value-type="string">
            <text:p>Address</text:p>
          </table:table-cell>
          <table:table-cell table:style-name="ACE-0x7f2447f4abd8" office:value-type="string">
            <text:p>Address_2</text:p>
          </table:table-cell>
          <table:table-cell table:style-name="ACE-0x7f2447f4abd8" office:value-type="string">
            <text:p>City</text:p>
          </table:table-cell>
          <table:table-cell table:style-name="ACE-0x7f2447f4abd8" office:value-type="string">
            <text:p>Select_State</text:p>
          </table:table-cell>
          <table:table-cell table:style-name="ACE-0x7f2447f4abd8"/>
          <table:table-cell table:style-name="ACE-0x7f2447f4b9b8" office:value-type="string">
            <text:p>user_PhoneNumber</text:p>
          </table:table-cell>
          <table:table-cell table:style-name="ACE-0x7f2447f4c2f8" office:value-type="string">
            <text:p>city/State</text:p>
          </table:table-cell>
          <table:table-cell table:style-name="ACE-0x7f2447f4c2f8" office:value-type="string">
            <text:p>userPinCode</text:p>
          </table:table-cell>
          <table:table-cell table:style-name="ACE-0x7f2447f4c2f8" office:value-type="string">
            <text:p>EmailID</text:p>
          </table:table-cell>
          <table:table-cell table:style-name="ACE-0x7f2447f4b640" office:value-type="string">
            <text:p>Password</text:p>
          </table:table-cell>
          <table:table-cell table:style-name="ACE-0x7f2447f48b78"/>
          <table:table-cell table:style-name="ACE-0x7f2447f725c0"/>
          <table:table-cell table:number-columns-repeated="5" table:style-name="ACE-0x7f2447f48b78"/>
          <table:table-cell table:number-columns-repeated="2" table:style-name="ACE-0x7f2447f72498"/>
          <table:table-cell table:number-columns-repeated="90" table:style-name="ACE-0x7f2447f48b78"/>
        </table:table-row>
        <table:table-row table:style-name="AROW-2">
          <table:table-cell table:style-name="ACE-0x7f2447f49cd0" office:value-type="string">
            <text:p>Shop By Category##Computers##Laptops Special##DELL Inspiron 5547 Ultrabook Core i7 4th Gen, 8GB Ram, 1TB HDD, 15.6" HD Display</text:p>
          </table:table-cell>
          <table:table-cell table:style-name="ACE-0x7f2447f4bf80" office:value-type="float" office:value="1">
            <text:p>1</text:p>
          </table:table-cell>
          <table:table-cell table:style-name="ACE-0x7f2447f49958" office:value-type="float" office:value="3">
            <text:p>3</text:p>
          </table:table-cell>
          <table:table-cell table:style-name="ACE-0x7f2447f4b078" office:value-type="float" office:value="312">
            <text:p>312</text:p>
          </table:table-cell>
          <table:table-cell table:style-name="ACE-0x7f2447f4b078" office:value-type="string">
            <text:p>Shop By Category</text:p>
          </table:table-cell>
          <table:table-cell table:style-name="ACE-0x7f2447f4b078" office:value-type="string">
            <text:p>Computers</text:p>
          </table:table-cell>
          <table:table-cell table:style-name="ACE-0x7f2447f4b078" office:value-type="string">
            <text:p>Storage Device Special</text:p>
          </table:table-cell>
          <table:table-cell table:style-name="ACE-0x7f2447f4b078" office:value-type="string">
            <text:p>Strontium Pollex 8GB USB Pen Drive</text:p>
          </table:table-cell>
          <table:table-cell table:number-columns-repeated="6" table:style-name="ACE-0x7f2447f4b078"/>
          <table:table-cell table:style-name="ACE-0x7f2447f4b078" office:value-type="string">
            <text:p>Moserbaer 16GB Swivel USB PenDrive</text:p>
          </table:table-cell>
          <table:table-cell table:style-name="ACE-0x7f2447f4b078" office:value-type="string">
            <text:p>Keshav</text:p>
          </table:table-cell>
          <table:table-cell table:style-name="ACE-0x7f2447f4a170" office:value-type="string">
            <text:p>Kashyap</text:p>
          </table:table-cell>
          <table:table-cell table:style-name="ACE-0x7f2447f4a170" office:value-type="float" office:value="110058">
            <text:p>110058</text:p>
          </table:table-cell>
          <table:table-cell table:style-name="ACE-0x7f2447f4b078" office:value-type="float" office:value="8860357238">
            <text:p>8860357238</text:p>
          </table:table-cell>
          <table:table-cell table:style-name="ACE-0x7f2447f4b078" office:value-type="string">
            <text:p>WB-143 (C), Shakarpur, </text:p>
          </table:table-cell>
          <table:table-cell table:style-name="ACE-0x7f2447f4b078" office:value-type="string">
            <text:p>Near Laxmi Nagar , New Delhi</text:p>
          </table:table-cell>
          <table:table-cell table:style-name="ACE-0x7f2447f4b078" office:value-type="string">
            <text:p>New Delhi</text:p>
          </table:table-cell>
          <table:table-cell table:style-name="ACE-0x7f2447f4b078" office:value-type="string">
            <text:p>Delhi</text:p>
          </table:table-cell>
          <table:table-cell table:style-name="ACE-0x7f2447f4b078"/>
          <table:table-cell table:style-name="ACE-0x7f2447f4c548" office:value-type="float" office:value="9650752320">
            <text:p>9650752320</text:p>
          </table:table-cell>
          <table:table-cell table:style-name="ACE-0x7f2447f4bf80" office:value-type="string">
            <text:p>Gurgaon, HR</text:p>
          </table:table-cell>
          <table:table-cell table:style-name="ACE-0x7f2447f4bf80" office:value-type="string">
            <text:p>Pincode: 122001</text:p>
          </table:table-cell>
          <table:table-cell table:style-name="ACE-0x7f2447f4bf80" office:value-type="string">
            <text:p>chandra.manish@gmail.com</text:p>
          </table:table-cell>
          <table:table-cell table:style-name="ACE-0x7f2447f4be58" office:value-type="string">
            <text:p>qwer1234</text:p>
          </table:table-cell>
          <table:table-cell table:style-name="ACE-0x7f2447f48b78"/>
          <table:table-cell table:style-name="ACE-0x7f2447f725c0"/>
          <table:table-cell table:number-columns-repeated="97" table:style-name="ACE-0x7f2447f48b78"/>
        </table:table-row>
        <table:table-row table:style-name="AROW-0" table:number-rows-repeated="126">
          <table:table-cell table:number-columns-repeated="128"/>
        </table:table-row>
        <table:named-expressions>
          <table:named-expression table:name="Print_Area" table:expression="of:=#REF!" table:base-cell-address="$'MQA2_TestData'.$A$1"/>
          <table:named-expression table:name="Sheet_Title" table:expression="of:=&quot;MQA2_TestData&quot;" table:base-cell-address="$'MQA2_TestData'.$A$1"/>
        </table:named-expressions>
        <gnm:selections gnm:cursor-col="0" gnm:cursor-row="14">
          <gnm:selection gnm:start-col="0" gnm:start-row="14" gnm:end-col="0" gnm:end-row="14"/>
        </gnm:selections>
      </table:table>
      <table:table table:name="MQA3_TestData" table:style-name="ta-0x7f2447f3f5d0" table:print="false">
        <office:forms form:automatic-focus="false" form:apply-design-mode="false">
          <form:form/>
        </office:forms>
        <table:table-column table:default-cell-style-name="ACE-0x7f2447f48ca0" table:style-name="ACOL-3"/>
        <table:table-column table:default-cell-style-name="ACE-0x7f2447f48ca0" table:style-name="ACOL-4"/>
        <table:table-column table:default-cell-style-name="ACE-0x7f2447f48ca0" table:style-name="ACOL-5"/>
        <table:table-column table:default-cell-style-name="ACE-0x7f2447f48ca0" table:style-name="ACOL-6"/>
        <table:table-column table:default-cell-style-name="ACE-0x7f2447f48ca0" table:style-name="ACOL-7"/>
        <table:table-column table:default-cell-style-name="ACE-0x7f2447f48ca0" table:style-name="ACOL-8"/>
        <table:table-column table:default-cell-style-name="ACE-0x7f2447f48ca0" table:style-name="ACOL-9"/>
        <table:table-column table:default-cell-style-name="ACE-0x7f2447f48ca0" table:style-name="ACOL-10"/>
        <table:table-column table:default-cell-style-name="ACE-0x7f2447f48ca0" table:style-name="ACOL-8" table:number-columns-repeated="2"/>
        <table:table-column table:default-cell-style-name="ACE-0x7f2447f48ca0" table:style-name="ACOL-0" table:number-columns-repeated="4"/>
        <table:table-column table:default-cell-style-name="ACE-0x7f2447f48ca0" table:style-name="ACOL-11"/>
        <table:table-column table:default-cell-style-name="ACE-0x7f2447f48ca0" table:style-name="ACOL-12"/>
        <table:table-column table:default-cell-style-name="ACE-0x7f2447f48ca0" table:style-name="ACOL-13"/>
        <table:table-column table:default-cell-style-name="ACE-0x7f2447f48ca0" table:style-name="ACOL-14"/>
        <table:table-column table:default-cell-style-name="ACE-0x7f2447f48ca0" table:style-name="ACOL-15"/>
        <table:table-column table:default-cell-style-name="ACE-0x7f2447f48ca0" table:style-name="ACOL-16"/>
        <table:table-column table:default-cell-style-name="ACE-0x7f2447f48ca0" table:style-name="ACOL-17"/>
        <table:table-column table:default-cell-style-name="ACE-0x7f2447f48ca0" table:style-name="ACOL-0" table:number-columns-repeated="3"/>
        <table:table-column table:default-cell-style-name="ACE-0x7f2447f48ca0" table:style-name="ACOL-18"/>
        <table:table-column table:default-cell-style-name="ACE-0x7f2447f48ca0" table:style-name="ACOL-19"/>
        <table:table-column table:default-cell-style-name="ACE-0x7f2447f48ca0" table:style-name="ACOL-20"/>
        <table:table-column table:default-cell-style-name="ACE-0x7f2447f48ca0" table:style-name="ACOL-21"/>
        <table:table-column table:default-cell-style-name="ACE-0x7f2447f48ca0" table:style-name="ACOL-22"/>
        <table:table-column table:default-cell-style-name="ACE-0x7f2447f48ca0" table:style-name="ACOL-0"/>
        <table:table-column table:default-cell-style-name="ACE-0x7f2447f48ca0" table:style-name="ACOL-18"/>
        <table:table-column table:default-cell-style-name="ACE-0x7f2447f48ca0" table:style-name="ACOL-19"/>
        <table:table-column table:default-cell-style-name="ACE-0x7f2447f48ca0" table:style-name="ACOL-20"/>
        <table:table-column table:default-cell-style-name="ACE-0x7f2447f48ca0" table:style-name="ACOL-21"/>
        <table:table-column table:default-cell-style-name="ACE-0x7f2447f48ca0" table:style-name="ACOL-0" table:number-columns-repeated="94"/>
        <table:table-row table:style-name="AROW-4">
          <table:table-cell table:style-name="ACE-0x7f2447f71da8" office:value-type="string">
            <text:p>Product String</text:p>
          </table:table-cell>
          <table:table-cell table:style-name="ACE-0x7f2447f71c80" office:value-type="string">
            <text:p>Product Quantity</text:p>
          </table:table-cell>
          <table:table-cell table:style-name="ACE-0x7f2447f71590" office:value-type="string">
            <text:p>Product_Quantity</text:p>
          </table:table-cell>
          <table:table-cell table:style-name="ACE-0x7f2447f71c80" office:value-type="string">
            <text:p>Product_Rate</text:p>
          </table:table-cell>
          <table:table-cell table:style-name="ACE-0x7f2447f71c80" office:value-type="string">
            <text:p>MenuProductName</text:p>
          </table:table-cell>
          <table:table-cell table:style-name="ACE-0x7f2447f71c80" office:value-type="string">
            <text:p>MenuProductName1</text:p>
          </table:table-cell>
          <table:table-cell table:style-name="ACE-0x7f2447f71c80" office:value-type="string">
            <text:p>MenuProductName2</text:p>
          </table:table-cell>
          <table:table-cell table:style-name="ACE-0x7f2447f71c80" office:value-type="string">
            <text:p>SelectPendriveName</text:p>
          </table:table-cell>
          <table:table-cell table:style-name="ACE-0x7f2447f71c80" office:value-type="string">
            <text:p>MenuProductName4</text:p>
          </table:table-cell>
          <table:table-cell table:style-name="ACE-0x7f2447f71c80" office:value-type="string">
            <text:p>MenuProductName5</text:p>
          </table:table-cell>
          <table:table-cell table:number-columns-repeated="4" table:style-name="ACE-0x7f2447f71c80"/>
          <table:table-cell table:style-name="ACE-0x7f2447f71c80" office:value-type="string">
            <text:p>SearchTextName</text:p>
          </table:table-cell>
          <table:table-cell table:style-name="ACE-0x7f2447f71c80" office:value-type="string">
            <text:p>First_Name</text:p>
          </table:table-cell>
          <table:table-cell table:style-name="ACE-0x7f2447f71c80" office:value-type="string">
            <text:p>Last_Name</text:p>
          </table:table-cell>
          <table:table-cell table:style-name="ACE-0x7f2447f71c80" office:value-type="string">
            <text:p>Pin_Code</text:p>
          </table:table-cell>
          <table:table-cell table:style-name="ACE-0x7f2447f71c80" office:value-type="string">
            <text:p>Mobile_Number</text:p>
          </table:table-cell>
          <table:table-cell table:style-name="ACE-0x7f2447f71c80" office:value-type="string">
            <text:p>Address</text:p>
          </table:table-cell>
          <table:table-cell table:style-name="ACE-0x7f2447f71c80" office:value-type="string">
            <text:p>Address_2</text:p>
          </table:table-cell>
          <table:table-cell table:style-name="ACE-0x7f2447f71c80" office:value-type="string">
            <text:p>City</text:p>
          </table:table-cell>
          <table:table-cell table:style-name="ACE-0x7f2447f71c80" office:value-type="string">
            <text:p>Select_State</text:p>
          </table:table-cell>
          <table:table-cell table:style-name="ACE-0x7f2447f71c80"/>
          <table:table-cell table:style-name="ACE-0x7f2447f71b58" office:value-type="string">
            <text:p>user_PhoneNumber</text:p>
          </table:table-cell>
          <table:table-cell table:style-name="ACE-0x7f2447f71468" office:value-type="string">
            <text:p>city/State</text:p>
          </table:table-cell>
          <table:table-cell table:style-name="ACE-0x7f2447f71468" office:value-type="string">
            <text:p>userPinCode</text:p>
          </table:table-cell>
          <table:table-cell table:style-name="ACE-0x7f2447f71468" office:value-type="string">
            <text:p>EmailID</text:p>
          </table:table-cell>
          <table:table-cell table:style-name="ACE-0x7f2447f71a30" office:value-type="string">
            <text:p>Password</text:p>
          </table:table-cell>
          <table:table-cell table:style-name="ACE-0x7f2447f48ca0"/>
          <table:table-cell table:style-name="ACE-0x7f2447f931a0"/>
          <table:table-cell table:number-columns-repeated="5" table:style-name="ACE-0x7f2447f48ca0"/>
          <table:table-cell table:number-columns-repeated="2" table:style-name="ACE-0x7f2447f93078"/>
          <table:table-cell table:number-columns-repeated="90" table:style-name="ACE-0x7f2447f48ca0"/>
        </table:table-row>
        <table:table-row table:style-name="AROW-2">
          <table:table-cell table:style-name="ACE-0x7f2447f96230" office:value-type="string">
            <text:p>Shop By Category##Computers##Laptops Special##DELL Inspiron 5547 Ultrabook Core i7 4th Gen, 8GB Ram, 1TB HDD, 15.6" HD Display</text:p>
          </table:table-cell>
          <table:table-cell table:style-name="ACE-0x7f2447f4a4e8" office:value-type="float" office:value="1">
            <text:p>1</text:p>
          </table:table-cell>
          <table:table-cell table:style-name="ACE-0x7f2447f4ad00" office:value-type="float" office:value="3">
            <text:p>3</text:p>
          </table:table-cell>
          <table:table-cell table:style-name="ACE-0x7f2447f95eb8" office:value-type="float" office:value="312">
            <text:p>312</text:p>
          </table:table-cell>
          <table:table-cell table:style-name="ACE-0x7f2447f95eb8" office:value-type="string">
            <text:p>Shop By Category</text:p>
          </table:table-cell>
          <table:table-cell table:style-name="ACE-0x7f2447f95eb8" office:value-type="string">
            <text:p>Computers</text:p>
          </table:table-cell>
          <table:table-cell table:style-name="ACE-0x7f2447f95eb8" office:value-type="string">
            <text:p>Storage Device Special</text:p>
          </table:table-cell>
          <table:table-cell table:style-name="ACE-0x7f2447f95eb8" office:value-type="string">
            <text:p>Strontium Pollex 8GB USB Pen Drive</text:p>
          </table:table-cell>
          <table:table-cell table:number-columns-repeated="6" table:style-name="ACE-0x7f2447f95eb8"/>
          <table:table-cell table:style-name="ACE-0x7f2447f95eb8" office:value-type="string">
            <text:p>Moserbaer 16GB Swivel USB PenDrive</text:p>
          </table:table-cell>
          <table:table-cell table:style-name="ACE-0x7f2447f95eb8" office:value-type="string">
            <text:p>Keshav</text:p>
          </table:table-cell>
          <table:table-cell table:style-name="ACE-0x7f2447f95a18" office:value-type="string">
            <text:p>Kashyap</text:p>
          </table:table-cell>
          <table:table-cell table:style-name="ACE-0x7f2447f95a18" office:value-type="float" office:value="110058">
            <text:p>110058</text:p>
          </table:table-cell>
          <table:table-cell table:style-name="ACE-0x7f2447f95eb8" office:value-type="float" office:value="8860357238">
            <text:p>8860357238</text:p>
          </table:table-cell>
          <table:table-cell table:style-name="ACE-0x7f2447f95eb8" office:value-type="string">
            <text:p>WB-143 (C), Shakarpur, </text:p>
          </table:table-cell>
          <table:table-cell table:style-name="ACE-0x7f2447f95eb8" office:value-type="string">
            <text:p>Near Laxmi Nagar , New Delhi</text:p>
          </table:table-cell>
          <table:table-cell table:style-name="ACE-0x7f2447f95eb8" office:value-type="string">
            <text:p>New Delhi</text:p>
          </table:table-cell>
          <table:table-cell table:style-name="ACE-0x7f2447f95eb8" office:value-type="string">
            <text:p>Delhi</text:p>
          </table:table-cell>
          <table:table-cell table:style-name="ACE-0x7f2447f95eb8"/>
          <table:table-cell table:style-name="ACE-0x7f2447f96920" office:value-type="float" office:value="9650752320">
            <text:p>9650752320</text:p>
          </table:table-cell>
          <table:table-cell table:style-name="ACE-0x7f2447f4a4e8" office:value-type="string">
            <text:p>Gurgaon, HR</text:p>
          </table:table-cell>
          <table:table-cell table:style-name="ACE-0x7f2447f4a4e8" office:value-type="string">
            <text:p>Pincode: 122001</text:p>
          </table:table-cell>
          <table:table-cell table:style-name="ACE-0x7f2447f4a4e8" office:value-type="string">
            <text:p>chandra.manish@gmail.com</text:p>
          </table:table-cell>
          <table:table-cell table:style-name="ACE-0x7f2447f965a8" office:value-type="string">
            <text:p>qwer1234</text:p>
          </table:table-cell>
          <table:table-cell table:style-name="ACE-0x7f2447f48ca0"/>
          <table:table-cell table:style-name="ACE-0x7f2447f931a0"/>
          <table:table-cell table:number-columns-repeated="97" table:style-name="ACE-0x7f2447f48ca0"/>
        </table:table-row>
        <table:table-row table:style-name="AROW-0" table:number-rows-repeated="126">
          <table:table-cell table:number-columns-repeated="128"/>
        </table:table-row>
        <table:named-expressions>
          <table:named-expression table:name="Print_Area" table:expression="of:=#REF!" table:base-cell-address="$'MQA3_TestData'.$A$1"/>
          <table:named-expression table:name="Sheet_Title" table:expression="of:=&quot;MQA3_TestData&quot;" table:base-cell-address="$'MQA3_TestData'.$A$1"/>
        </table:named-expressions>
        <gnm:selections gnm:cursor-col="0" gnm:cursor-row="0">
          <gnm:selection gnm:start-col="0" gnm:start-row="0" gnm:end-col="28" gnm:end-row="0"/>
        </gnm:selections>
      </table:table>
      <table:table table:name="MQA4_TestData" table:style-name="ta-0x7f2447f3f7c0" table:print="false">
        <office:forms form:automatic-focus="false" form:apply-design-mode="false">
          <form:form/>
        </office:forms>
        <table:table-column table:default-cell-style-name="ACE-0x7f2447f48dc8" table:style-name="ACOL-3"/>
        <table:table-column table:default-cell-style-name="ACE-0x7f2447f48dc8" table:style-name="ACOL-4"/>
        <table:table-column table:default-cell-style-name="ACE-0x7f2447f48dc8" table:style-name="ACOL-5"/>
        <table:table-column table:default-cell-style-name="ACE-0x7f2447f48dc8" table:style-name="ACOL-6"/>
        <table:table-column table:default-cell-style-name="ACE-0x7f2447f48dc8" table:style-name="ACOL-7"/>
        <table:table-column table:default-cell-style-name="ACE-0x7f2447f48dc8" table:style-name="ACOL-8"/>
        <table:table-column table:default-cell-style-name="ACE-0x7f2447f48dc8" table:style-name="ACOL-9"/>
        <table:table-column table:default-cell-style-name="ACE-0x7f2447f48dc8" table:style-name="ACOL-10"/>
        <table:table-column table:default-cell-style-name="ACE-0x7f2447f48dc8" table:style-name="ACOL-8" table:number-columns-repeated="2"/>
        <table:table-column table:default-cell-style-name="ACE-0x7f2447f48dc8" table:style-name="ACOL-0" table:number-columns-repeated="4"/>
        <table:table-column table:default-cell-style-name="ACE-0x7f2447f48dc8" table:style-name="ACOL-11"/>
        <table:table-column table:default-cell-style-name="ACE-0x7f2447f48dc8" table:style-name="ACOL-12"/>
        <table:table-column table:default-cell-style-name="ACE-0x7f2447f48dc8" table:style-name="ACOL-13"/>
        <table:table-column table:default-cell-style-name="ACE-0x7f2447f48dc8" table:style-name="ACOL-14"/>
        <table:table-column table:default-cell-style-name="ACE-0x7f2447f48dc8" table:style-name="ACOL-15"/>
        <table:table-column table:default-cell-style-name="ACE-0x7f2447f48dc8" table:style-name="ACOL-16"/>
        <table:table-column table:default-cell-style-name="ACE-0x7f2447f48dc8" table:style-name="ACOL-17"/>
        <table:table-column table:default-cell-style-name="ACE-0x7f2447f48dc8" table:style-name="ACOL-0" table:number-columns-repeated="3"/>
        <table:table-column table:default-cell-style-name="ACE-0x7f2447f48dc8" table:style-name="ACOL-18"/>
        <table:table-column table:default-cell-style-name="ACE-0x7f2447f48dc8" table:style-name="ACOL-19"/>
        <table:table-column table:default-cell-style-name="ACE-0x7f2447f48dc8" table:style-name="ACOL-20"/>
        <table:table-column table:default-cell-style-name="ACE-0x7f2447f48dc8" table:style-name="ACOL-21"/>
        <table:table-column table:default-cell-style-name="ACE-0x7f2447f48dc8" table:style-name="ACOL-22"/>
        <table:table-column table:default-cell-style-name="ACE-0x7f2447f48dc8" table:style-name="ACOL-0"/>
        <table:table-column table:default-cell-style-name="ACE-0x7f2447f48dc8" table:style-name="ACOL-18"/>
        <table:table-column table:default-cell-style-name="ACE-0x7f2447f48dc8" table:style-name="ACOL-19"/>
        <table:table-column table:default-cell-style-name="ACE-0x7f2447f48dc8" table:style-name="ACOL-20"/>
        <table:table-column table:default-cell-style-name="ACE-0x7f2447f48dc8" table:style-name="ACOL-21"/>
        <table:table-column table:default-cell-style-name="ACE-0x7f2447f48dc8" table:style-name="ACOL-0" table:number-columns-repeated="94"/>
        <table:table-row table:style-name="AROW-4">
          <table:table-cell table:style-name="ACE-0x7f2447f494b8" office:value-type="string">
            <text:p>Product String</text:p>
          </table:table-cell>
          <table:table-cell table:style-name="ACE-0x7f2447f966d0" office:value-type="string">
            <text:p>Product Quantity</text:p>
          </table:table-cell>
          <table:table-cell table:style-name="ACE-0x7f2447f6f658" office:value-type="string">
            <text:p>Product_Quantity</text:p>
          </table:table-cell>
          <table:table-cell table:style-name="ACE-0x7f2447f966d0" office:value-type="string">
            <text:p>Product_Rate</text:p>
          </table:table-cell>
          <table:table-cell table:style-name="ACE-0x7f2447f966d0" office:value-type="string">
            <text:p>MenuProductName</text:p>
          </table:table-cell>
          <table:table-cell table:style-name="ACE-0x7f2447f966d0" office:value-type="string">
            <text:p>MenuProductName1</text:p>
          </table:table-cell>
          <table:table-cell table:style-name="ACE-0x7f2447f966d0" office:value-type="string">
            <text:p>MenuProductName2</text:p>
          </table:table-cell>
          <table:table-cell table:style-name="ACE-0x7f2447f966d0" office:value-type="string">
            <text:p>SelectPendriveName</text:p>
          </table:table-cell>
          <table:table-cell table:style-name="ACE-0x7f2447f966d0" office:value-type="string">
            <text:p>MenuProductName4</text:p>
          </table:table-cell>
          <table:table-cell table:style-name="ACE-0x7f2447f966d0" office:value-type="string">
            <text:p>MenuProductName5</text:p>
          </table:table-cell>
          <table:table-cell table:number-columns-repeated="4" table:style-name="ACE-0x7f2447f966d0"/>
          <table:table-cell table:style-name="ACE-0x7f2447f966d0" office:value-type="string">
            <text:p>SearchTextName</text:p>
          </table:table-cell>
          <table:table-cell table:style-name="ACE-0x7f2447f966d0" office:value-type="string">
            <text:p>First_Name</text:p>
          </table:table-cell>
          <table:table-cell table:style-name="ACE-0x7f2447f966d0" office:value-type="string">
            <text:p>Last_Name</text:p>
          </table:table-cell>
          <table:table-cell table:style-name="ACE-0x7f2447f966d0" office:value-type="string">
            <text:p>Pin_Code</text:p>
          </table:table-cell>
          <table:table-cell table:style-name="ACE-0x7f2447f966d0" office:value-type="string">
            <text:p>Mobile_Number</text:p>
          </table:table-cell>
          <table:table-cell table:style-name="ACE-0x7f2447f966d0" office:value-type="string">
            <text:p>Address</text:p>
          </table:table-cell>
          <table:table-cell table:style-name="ACE-0x7f2447f966d0" office:value-type="string">
            <text:p>Address_2</text:p>
          </table:table-cell>
          <table:table-cell table:style-name="ACE-0x7f2447f966d0" office:value-type="string">
            <text:p>City</text:p>
          </table:table-cell>
          <table:table-cell table:style-name="ACE-0x7f2447f966d0" office:value-type="string">
            <text:p>Select_State</text:p>
          </table:table-cell>
          <table:table-cell table:style-name="ACE-0x7f2447f966d0"/>
          <table:table-cell table:style-name="ACE-0x7f2447f700c0" office:value-type="string">
            <text:p>user_PhoneNumber</text:p>
          </table:table-cell>
          <table:table-cell table:style-name="ACE-0x7f2447f70310" office:value-type="string">
            <text:p>city/State</text:p>
          </table:table-cell>
          <table:table-cell table:style-name="ACE-0x7f2447f70310" office:value-type="string">
            <text:p>userPinCode</text:p>
          </table:table-cell>
          <table:table-cell table:style-name="ACE-0x7f2447f70310" office:value-type="string">
            <text:p>EmailID</text:p>
          </table:table-cell>
          <table:table-cell table:style-name="ACE-0x7f2447f70d78" office:value-type="string">
            <text:p>Password</text:p>
          </table:table-cell>
          <table:table-cell table:style-name="ACE-0x7f2447f48dc8"/>
          <table:table-cell table:style-name="ACE-0x7f2447f93f80"/>
          <table:table-cell table:number-columns-repeated="5" table:style-name="ACE-0x7f2447f48dc8"/>
          <table:table-cell table:number-columns-repeated="2" table:style-name="ACE-0x7f2447f93e58"/>
          <table:table-cell table:number-columns-repeated="90" table:style-name="ACE-0x7f2447f48dc8"/>
        </table:table-row>
        <table:table-row table:style-name="AROW-2">
          <table:table-cell table:style-name="ACE-0x7f2447f70560" office:value-type="string">
            <text:p>Shop By Category##Computers##Laptops Special##DELL Inspiron 5547 Ultrabook Core i7 4th Gen, 8GB Ram, 1TB HDD, 15.6" HD Display</text:p>
          </table:table-cell>
          <table:table-cell table:style-name="ACE-0x7f2447f96358" office:value-type="float" office:value="1">
            <text:p>1</text:p>
          </table:table-cell>
          <table:table-cell table:style-name="ACE-0x7f2447f96108" office:value-type="float" office:value="3">
            <text:p>3</text:p>
          </table:table-cell>
          <table:table-cell table:style-name="ACE-0x7f2447f6f780" office:value-type="float" office:value="312">
            <text:p>312</text:p>
          </table:table-cell>
          <table:table-cell table:style-name="ACE-0x7f2447f6f780" office:value-type="string">
            <text:p>Shop By Category</text:p>
          </table:table-cell>
          <table:table-cell table:style-name="ACE-0x7f2447f6f780" office:value-type="string">
            <text:p>Computers</text:p>
          </table:table-cell>
          <table:table-cell table:style-name="ACE-0x7f2447f6f780" office:value-type="string">
            <text:p>Storage Device Special</text:p>
          </table:table-cell>
          <table:table-cell table:style-name="ACE-0x7f2447f6f780" office:value-type="string">
            <text:p>Strontium Pollex 8GB USB Pen Drive</text:p>
          </table:table-cell>
          <table:table-cell table:number-columns-repeated="6" table:style-name="ACE-0x7f2447f6f780"/>
          <table:table-cell table:style-name="ACE-0x7f2447f6f780" office:value-type="string">
            <text:p>Moserbaer 16GB Swivel USB PenDrive</text:p>
          </table:table-cell>
          <table:table-cell table:style-name="ACE-0x7f2447f6f780" office:value-type="string">
            <text:p>Keshav</text:p>
          </table:table-cell>
          <table:table-cell table:style-name="ACE-0x7f2447f70688" office:value-type="string">
            <text:p>Kashyap</text:p>
          </table:table-cell>
          <table:table-cell table:style-name="ACE-0x7f2447f70688" office:value-type="float" office:value="110058">
            <text:p>110058</text:p>
          </table:table-cell>
          <table:table-cell table:style-name="ACE-0x7f2447f6f780" office:value-type="float" office:value="8860357238">
            <text:p>8860357238</text:p>
          </table:table-cell>
          <table:table-cell table:style-name="ACE-0x7f2447f6f780" office:value-type="string">
            <text:p>WB-143 (C), Shakarpur, </text:p>
          </table:table-cell>
          <table:table-cell table:style-name="ACE-0x7f2447f6f780" office:value-type="string">
            <text:p>Near Laxmi Nagar , New Delhi</text:p>
          </table:table-cell>
          <table:table-cell table:style-name="ACE-0x7f2447f6f780" office:value-type="string">
            <text:p>New Delhi</text:p>
          </table:table-cell>
          <table:table-cell table:style-name="ACE-0x7f2447f6f780" office:value-type="string">
            <text:p>Delhi</text:p>
          </table:table-cell>
          <table:table-cell table:style-name="ACE-0x7f2447f6f780"/>
          <table:table-cell table:style-name="ACE-0x7f2447f6f9d0" office:value-type="float" office:value="9650752320">
            <text:p>9650752320</text:p>
          </table:table-cell>
          <table:table-cell table:style-name="ACE-0x7f2447f96358" office:value-type="string">
            <text:p>Gurgaon, HR</text:p>
          </table:table-cell>
          <table:table-cell table:style-name="ACE-0x7f2447f96358" office:value-type="string">
            <text:p>Pincode: 122001</text:p>
          </table:table-cell>
          <table:table-cell table:style-name="ACE-0x7f2447f96358" office:value-type="string">
            <text:p>chandra.manish@gmail.com</text:p>
          </table:table-cell>
          <table:table-cell table:style-name="ACE-0x7f2447f6f408" office:value-type="string">
            <text:p>qwer1234</text:p>
          </table:table-cell>
          <table:table-cell table:style-name="ACE-0x7f2447f48dc8"/>
          <table:table-cell table:style-name="ACE-0x7f2447f93f80"/>
          <table:table-cell table:number-columns-repeated="97" table:style-name="ACE-0x7f2447f48dc8"/>
        </table:table-row>
        <table:table-row table:style-name="AROW-0" table:number-rows-repeated="126">
          <table:table-cell table:number-columns-repeated="128"/>
        </table:table-row>
        <table:named-expressions>
          <table:named-expression table:name="Print_Area" table:expression="of:=#REF!" table:base-cell-address="$'MQA4_TestData'.$A$1"/>
          <table:named-expression table:name="Sheet_Title" table:expression="of:=&quot;MQA4_TestData&quot;" table:base-cell-address="$'MQA4_TestData'.$A$1"/>
        </table:named-expressions>
        <gnm:selections gnm:cursor-col="0" gnm:cursor-row="0">
          <gnm:selection gnm:start-col="0" gnm:start-row="0" gnm:end-col="28" gnm:end-row="0"/>
        </gnm:selections>
      </table:table>
      <table:table table:name="MQA5_TestData" table:style-name="ta-0x7f2447f3f9b0" table:print="false">
        <office:forms form:automatic-focus="false" form:apply-design-mode="false">
          <form:form/>
        </office:forms>
        <table:table-column table:default-cell-style-name="ACE-0x7f2447f48ef0" table:style-name="ACOL-3"/>
        <table:table-column table:default-cell-style-name="ACE-0x7f2447f48ef0" table:style-name="ACOL-4"/>
        <table:table-column table:default-cell-style-name="ACE-0x7f2447f48ef0" table:style-name="ACOL-5"/>
        <table:table-column table:default-cell-style-name="ACE-0x7f2447f48ef0" table:style-name="ACOL-6"/>
        <table:table-column table:default-cell-style-name="ACE-0x7f2447f48ef0" table:style-name="ACOL-7"/>
        <table:table-column table:default-cell-style-name="ACE-0x7f2447f48ef0" table:style-name="ACOL-8"/>
        <table:table-column table:default-cell-style-name="ACE-0x7f2447f48ef0" table:style-name="ACOL-9"/>
        <table:table-column table:default-cell-style-name="ACE-0x7f2447f48ef0" table:style-name="ACOL-10"/>
        <table:table-column table:default-cell-style-name="ACE-0x7f2447f48ef0" table:style-name="ACOL-8" table:number-columns-repeated="2"/>
        <table:table-column table:default-cell-style-name="ACE-0x7f2447f48ef0" table:style-name="ACOL-0" table:number-columns-repeated="4"/>
        <table:table-column table:default-cell-style-name="ACE-0x7f2447f48ef0" table:style-name="ACOL-11"/>
        <table:table-column table:default-cell-style-name="ACE-0x7f2447f48ef0" table:style-name="ACOL-12"/>
        <table:table-column table:default-cell-style-name="ACE-0x7f2447f48ef0" table:style-name="ACOL-13"/>
        <table:table-column table:default-cell-style-name="ACE-0x7f2447f48ef0" table:style-name="ACOL-14"/>
        <table:table-column table:default-cell-style-name="ACE-0x7f2447f48ef0" table:style-name="ACOL-15"/>
        <table:table-column table:default-cell-style-name="ACE-0x7f2447f48ef0" table:style-name="ACOL-16"/>
        <table:table-column table:default-cell-style-name="ACE-0x7f2447f48ef0" table:style-name="ACOL-17"/>
        <table:table-column table:default-cell-style-name="ACE-0x7f2447f48ef0" table:style-name="ACOL-0" table:number-columns-repeated="3"/>
        <table:table-column table:default-cell-style-name="ACE-0x7f2447f48ef0" table:style-name="ACOL-18"/>
        <table:table-column table:default-cell-style-name="ACE-0x7f2447f48ef0" table:style-name="ACOL-19"/>
        <table:table-column table:default-cell-style-name="ACE-0x7f2447f48ef0" table:style-name="ACOL-20"/>
        <table:table-column table:default-cell-style-name="ACE-0x7f2447f48ef0" table:style-name="ACOL-21"/>
        <table:table-column table:default-cell-style-name="ACE-0x7f2447f48ef0" table:style-name="ACOL-22"/>
        <table:table-column table:default-cell-style-name="ACE-0x7f2447f48ef0" table:style-name="ACOL-0"/>
        <table:table-column table:default-cell-style-name="ACE-0x7f2447f48ef0" table:style-name="ACOL-18"/>
        <table:table-column table:default-cell-style-name="ACE-0x7f2447f48ef0" table:style-name="ACOL-19"/>
        <table:table-column table:default-cell-style-name="ACE-0x7f2447f48ef0" table:style-name="ACOL-20"/>
        <table:table-column table:default-cell-style-name="ACE-0x7f2447f48ef0" table:style-name="ACOL-21"/>
        <table:table-column table:default-cell-style-name="ACE-0x7f2447f48ef0" table:style-name="ACOL-0" table:number-columns-repeated="94"/>
        <table:table-row table:style-name="AROW-4">
          <table:table-cell table:style-name="ACE-0x7f2447f93768" office:value-type="string">
            <text:p>Product String</text:p>
          </table:table-cell>
          <table:table-cell table:style-name="ACE-0x7f2447f93640" office:value-type="string">
            <text:p>Product Quantity</text:p>
          </table:table-cell>
          <table:table-cell table:style-name="ACE-0x7f2447f93518" office:value-type="string">
            <text:p>Product_Quantity</text:p>
          </table:table-cell>
          <table:table-cell table:style-name="ACE-0x7f2447f93640" office:value-type="string">
            <text:p>Product_Rate</text:p>
          </table:table-cell>
          <table:table-cell table:style-name="ACE-0x7f2447f93640" office:value-type="string">
            <text:p>MenuProductName</text:p>
          </table:table-cell>
          <table:table-cell table:style-name="ACE-0x7f2447f93640" office:value-type="string">
            <text:p>MenuProductName1</text:p>
          </table:table-cell>
          <table:table-cell table:style-name="ACE-0x7f2447f93640" office:value-type="string">
            <text:p>MenuProductName2</text:p>
          </table:table-cell>
          <table:table-cell table:style-name="ACE-0x7f2447f93640" office:value-type="string">
            <text:p>SelectPendriveName</text:p>
          </table:table-cell>
          <table:table-cell table:style-name="ACE-0x7f2447f93640" office:value-type="string">
            <text:p>MenuProductName4</text:p>
          </table:table-cell>
          <table:table-cell table:style-name="ACE-0x7f2447f93640" office:value-type="string">
            <text:p>MenuProductName5</text:p>
          </table:table-cell>
          <table:table-cell table:number-columns-repeated="4" table:style-name="ACE-0x7f2447f93640"/>
          <table:table-cell table:style-name="ACE-0x7f2447f93640" office:value-type="string">
            <text:p>SearchTextName</text:p>
          </table:table-cell>
          <table:table-cell table:style-name="ACE-0x7f2447f93640" office:value-type="string">
            <text:p>First_Name</text:p>
          </table:table-cell>
          <table:table-cell table:style-name="ACE-0x7f2447f93640" office:value-type="string">
            <text:p>Last_Name</text:p>
          </table:table-cell>
          <table:table-cell table:style-name="ACE-0x7f2447f93640" office:value-type="string">
            <text:p>Pin_Code</text:p>
          </table:table-cell>
          <table:table-cell table:style-name="ACE-0x7f2447f93640" office:value-type="string">
            <text:p>Mobile_Number</text:p>
          </table:table-cell>
          <table:table-cell table:style-name="ACE-0x7f2447f93640" office:value-type="string">
            <text:p>Address</text:p>
          </table:table-cell>
          <table:table-cell table:style-name="ACE-0x7f2447f93640" office:value-type="string">
            <text:p>Address_2</text:p>
          </table:table-cell>
          <table:table-cell table:style-name="ACE-0x7f2447f93640" office:value-type="string">
            <text:p>City</text:p>
          </table:table-cell>
          <table:table-cell table:style-name="ACE-0x7f2447f93640" office:value-type="string">
            <text:p>Select_State</text:p>
          </table:table-cell>
          <table:table-cell table:style-name="ACE-0x7f2447f93640"/>
          <table:table-cell table:style-name="ACE-0x7f2447f933f0" office:value-type="string">
            <text:p>user_PhoneNumber</text:p>
          </table:table-cell>
          <table:table-cell table:style-name="ACE-0x7f2447f932c8" office:value-type="string">
            <text:p>city/State</text:p>
          </table:table-cell>
          <table:table-cell table:style-name="ACE-0x7f2447f932c8" office:value-type="string">
            <text:p>userPinCode</text:p>
          </table:table-cell>
          <table:table-cell table:style-name="ACE-0x7f2447f932c8" office:value-type="string">
            <text:p>EmailID</text:p>
          </table:table-cell>
          <table:table-cell table:style-name="ACE-0x7f2447f4a298" office:value-type="string">
            <text:p>Password</text:p>
          </table:table-cell>
          <table:table-cell table:style-name="ACE-0x7f2447f48ef0"/>
          <table:table-cell table:style-name="ACE-0x7f2447f94d60"/>
          <table:table-cell table:number-columns-repeated="5" table:style-name="ACE-0x7f2447f48ef0"/>
          <table:table-cell table:number-columns-repeated="2" table:style-name="ACE-0x7f2447f94c38"/>
          <table:table-cell table:number-columns-repeated="90" table:style-name="ACE-0x7f2447f48ef0"/>
        </table:table-row>
        <table:table-row table:style-name="AROW-2">
          <table:table-cell table:style-name="ACE-0x7f2447f71340" office:value-type="string">
            <text:p>Shop By Category##Computers##Laptops Special##DELL Inspiron 5547 Ultrabook Core i7 4th Gen, 8GB Ram, 1TB HDD, 15.6" HD Display</text:p>
          </table:table-cell>
          <table:table-cell table:style-name="ACE-0x7f2447f4aab0" office:value-type="float" office:value="1">
            <text:p>1</text:p>
          </table:table-cell>
          <table:table-cell table:style-name="ACE-0x7f2447f4c670" office:value-type="float" office:value="3">
            <text:p>3</text:p>
          </table:table-cell>
          <table:table-cell table:style-name="ACE-0x7f2447f4a048" office:value-type="float" office:value="312">
            <text:p>312</text:p>
          </table:table-cell>
          <table:table-cell table:style-name="ACE-0x7f2447f4a048" office:value-type="string">
            <text:p>Shop By Category</text:p>
          </table:table-cell>
          <table:table-cell table:style-name="ACE-0x7f2447f4a048" office:value-type="string">
            <text:p>Computers</text:p>
          </table:table-cell>
          <table:table-cell table:style-name="ACE-0x7f2447f4a048" office:value-type="string">
            <text:p>Storage Device Special</text:p>
          </table:table-cell>
          <table:table-cell table:style-name="ACE-0x7f2447f4a048" office:value-type="string">
            <text:p>Strontium Pollex 8GB USB Pen Drive</text:p>
          </table:table-cell>
          <table:table-cell table:number-columns-repeated="6" table:style-name="ACE-0x7f2447f4a048"/>
          <table:table-cell table:style-name="ACE-0x7f2447f4a048" office:value-type="string">
            <text:p>Moserbaer 16GB Swivel USB PenDrive</text:p>
          </table:table-cell>
          <table:table-cell table:style-name="ACE-0x7f2447f4a048" office:value-type="string">
            <text:p>Keshav</text:p>
          </table:table-cell>
          <table:table-cell table:style-name="ACE-0x7f2447f4a610" office:value-type="string">
            <text:p>Kashyap</text:p>
          </table:table-cell>
          <table:table-cell table:style-name="ACE-0x7f2447f4a610" office:value-type="float" office:value="110058">
            <text:p>110058</text:p>
          </table:table-cell>
          <table:table-cell table:style-name="ACE-0x7f2447f4a048" office:value-type="float" office:value="8860357238">
            <text:p>8860357238</text:p>
          </table:table-cell>
          <table:table-cell table:style-name="ACE-0x7f2447f4a048" office:value-type="string">
            <text:p>WB-143 (C), Shakarpur, </text:p>
          </table:table-cell>
          <table:table-cell table:style-name="ACE-0x7f2447f4a048" office:value-type="string">
            <text:p>Near Laxmi Nagar , New Delhi</text:p>
          </table:table-cell>
          <table:table-cell table:style-name="ACE-0x7f2447f4a048" office:value-type="string">
            <text:p>New Delhi</text:p>
          </table:table-cell>
          <table:table-cell table:style-name="ACE-0x7f2447f4a048" office:value-type="string">
            <text:p>Delhi</text:p>
          </table:table-cell>
          <table:table-cell table:style-name="ACE-0x7f2447f4a048"/>
          <table:table-cell table:style-name="ACE-0x7f2447f4b518" office:value-type="float" office:value="9650752320">
            <text:p>9650752320</text:p>
          </table:table-cell>
          <table:table-cell table:style-name="ACE-0x7f2447f4aab0" office:value-type="string">
            <text:p>Gurgaon, HR</text:p>
          </table:table-cell>
          <table:table-cell table:style-name="ACE-0x7f2447f4aab0" office:value-type="string">
            <text:p>Pincode: 122001</text:p>
          </table:table-cell>
          <table:table-cell table:style-name="ACE-0x7f2447f4aab0" office:value-type="string">
            <text:p>chandra.manish@gmail.com</text:p>
          </table:table-cell>
          <table:table-cell table:style-name="ACE-0x7f2447f72248" office:value-type="string">
            <text:p>qwer1234</text:p>
          </table:table-cell>
          <table:table-cell table:style-name="ACE-0x7f2447f48ef0"/>
          <table:table-cell table:style-name="ACE-0x7f2447f94d60"/>
          <table:table-cell table:number-columns-repeated="97" table:style-name="ACE-0x7f2447f48ef0"/>
        </table:table-row>
        <table:table-row table:style-name="AROW-0" table:number-rows-repeated="126">
          <table:table-cell table:number-columns-repeated="128"/>
        </table:table-row>
        <table:named-expressions>
          <table:named-expression table:name="Print_Area" table:expression="of:=#REF!" table:base-cell-address="$'MQA5_TestData'.$A$1"/>
          <table:named-expression table:name="Sheet_Title" table:expression="of:=&quot;MQA5_TestData&quot;" table:base-cell-address="$'MQA5_TestData'.$A$1"/>
        </table:named-expressions>
        <gnm:selections gnm:cursor-col="0" gnm:cursor-row="0">
          <gnm:selection gnm:start-col="0" gnm:start-row="0" gnm:end-col="28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7f2447f0be0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2447f24d2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2447f59dd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2447f3789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2447f257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2447e2c6f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</office:automatic-styles>
  <office:master-styles>
    <style:master-page style:name="ta-mp-0x7f2447f3f000" style:display-name="TestCase" style:page-layout-name="pl-0x7f2447f0be0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2447f3f1f0" style:display-name="MQA1_TestData" style:page-layout-name="pl-0x7f2447f24d2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2447f3f3e0" style:display-name="MQA2_TestData" style:page-layout-name="pl-0x7f2447f59dd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2447f3f5d0" style:display-name="MQA3_TestData" style:page-layout-name="pl-0x7f2447f3789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2447f3f7c0" style:display-name="MQA4_TestData" style:page-layout-name="pl-0x7f2447f257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2447f3f9b0" style:display-name="MQA5_TestData" style:page-layout-name="pl-0x7f2447e2c6f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shish mallik</dc:creator>
    <dc:date>2015-06-24T06:07:07Z</dc:date>
    <meta:creation-date>2014-12-16T16:26:20Z</meta:creation-date>
    <meta:editing-cycles>29</meta:editing-cycles>
    <meta:editing-duration>PT3H52M23S</meta:editing-duration>
    <meta:generator>gnumeric/1.12.9</meta:generator>
    <meta:initial-creator>sakshi juneja</meta:initial-creator>
  </office:meta>
</office:document-meta>
</file>